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60d8" officeooo:paragraph-rsid="000760d8"/>
    </style:style>
    <style:style style:name="P2" style:family="paragraph" style:parent-style-name="Standard">
      <style:text-properties fo:font-weight="bold" officeooo:rsid="000760d8" officeooo:paragraph-rsid="000760d8" style:font-weight-asian="bold" style:font-weight-complex="bold"/>
    </style:style>
    <style:style style:name="P3" style:family="paragraph" style:parent-style-name="Standard">
      <style:text-properties fo:font-weight="bold" officeooo:rsid="000ba77c" officeooo:paragraph-rsid="000e1c86" style:font-weight-asian="bold" style:font-weight-complex="bold"/>
    </style:style>
    <style:style style:name="P4" style:family="paragraph" style:parent-style-name="Standard">
      <style:text-properties officeooo:paragraph-rsid="000760d8"/>
    </style:style>
    <style:style style:name="P5" style:family="paragraph" style:parent-style-name="Standard">
      <style:text-properties officeooo:rsid="000ba77c" officeooo:paragraph-rsid="000ba77c"/>
    </style:style>
    <style:style style:name="P6" style:family="paragraph" style:parent-style-name="Standard">
      <style:text-properties officeooo:rsid="000f82ea" officeooo:paragraph-rsid="000f82ea"/>
    </style:style>
    <style:style style:name="P7" style:family="paragraph" style:parent-style-name="Standard">
      <style:text-properties officeooo:rsid="000ba77c" officeooo:paragraph-rsid="000e1c86"/>
    </style:style>
    <style:style style:name="P8" style:family="paragraph" style:parent-style-name="Standard">
      <style:text-properties officeooo:rsid="0019121a" officeooo:paragraph-rsid="001bd309"/>
    </style:style>
    <style:style style:name="P9" style:family="paragraph" style:parent-style-name="Standard">
      <style:text-properties officeooo:rsid="001bd309" officeooo:paragraph-rsid="001bd309"/>
    </style:style>
    <style:style style:name="P10" style:family="paragraph" style:parent-style-name="Standard">
      <style:text-properties officeooo:rsid="000760d8" officeooo:paragraph-rsid="000760d8"/>
    </style:style>
    <style:style style:name="P11" style:family="paragraph" style:parent-style-name="Standard">
      <style:text-properties officeooo:rsid="001e65ea" officeooo:paragraph-rsid="002775b1"/>
    </style:style>
    <style:style style:name="P12" style:family="paragraph" style:parent-style-name="Standard">
      <style:text-properties officeooo:paragraph-rsid="000760d8"/>
    </style:style>
    <style:style style:name="T1" style:family="text">
      <style:text-properties officeooo:rsid="000760d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60d8" style:font-weight-asian="bold" style:font-weight-complex="bold"/>
    </style:style>
    <style:style style:name="T4" style:family="text">
      <style:text-properties fo:font-weight="bold" officeooo:rsid="001c8f4d" style:font-weight-asian="bold" style:font-weight-complex="bold"/>
    </style:style>
    <style:style style:name="T5" style:family="text">
      <style:text-properties officeooo:rsid="0008d3ba"/>
    </style:style>
    <style:style style:name="T6" style:family="text">
      <style:text-properties fo:font-weight="normal" officeooo:rsid="0008d3ba" style:font-weight-asian="normal" style:font-weight-complex="normal"/>
    </style:style>
    <style:style style:name="T7" style:family="text">
      <style:text-properties fo:font-weight="normal" officeooo:rsid="000c2462" style:font-weight-asian="normal" style:font-weight-complex="normal"/>
    </style:style>
    <style:style style:name="T8" style:family="text">
      <style:text-properties fo:font-weight="normal" officeooo:rsid="00147200" style:font-weight-asian="normal" style:font-weight-complex="normal"/>
    </style:style>
    <style:style style:name="T9" style:family="text">
      <style:text-properties officeooo:rsid="0008f3f7"/>
    </style:style>
    <style:style style:name="T10" style:family="text">
      <style:text-properties officeooo:rsid="000c2462"/>
    </style:style>
    <style:style style:name="T11" style:family="text">
      <style:text-properties officeooo:rsid="000c5a48"/>
    </style:style>
    <style:style style:name="T12" style:family="text">
      <style:text-properties officeooo:rsid="001054a2"/>
    </style:style>
    <style:style style:name="T13" style:family="text">
      <style:text-properties officeooo:rsid="0011741b"/>
    </style:style>
    <style:style style:name="T14" style:family="text">
      <style:text-properties officeooo:rsid="001449fb"/>
    </style:style>
    <style:style style:name="T15" style:family="text">
      <style:text-properties officeooo:rsid="001573e1"/>
    </style:style>
    <style:style style:name="T16" style:family="text">
      <style:text-properties officeooo:rsid="0016aee6"/>
    </style:style>
    <style:style style:name="T17" style:family="text">
      <style:text-properties officeooo:rsid="0017da1a"/>
    </style:style>
    <style:style style:name="T18" style:family="text">
      <style:text-properties officeooo:rsid="0019bd11"/>
    </style:style>
    <style:style style:name="T19" style:family="text">
      <style:text-properties officeooo:rsid="001b073b"/>
    </style:style>
    <style:style style:name="T20" style:family="text">
      <style:text-properties officeooo:rsid="001b7763"/>
    </style:style>
    <style:style style:name="T21" style:family="text">
      <style:text-properties officeooo:rsid="00206520"/>
    </style:style>
    <style:style style:name="T22" style:family="text">
      <style:text-properties officeooo:rsid="00207f9b"/>
    </style:style>
    <style:style style:name="T23" style:family="text">
      <style:text-properties officeooo:rsid="0022426e"/>
    </style:style>
    <style:style style:name="T24" style:family="text">
      <style:text-properties officeooo:rsid="0022ab34"/>
    </style:style>
    <style:style style:name="T25" style:family="text">
      <style:text-properties officeooo:rsid="00243f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witter user types – Code book</text:p>
      <text:p text:style-name="P1"/>
      <text:p text:style-name="P6">Label each user account using the information in the name, username and description of the account. Select one or two of the following labels for each account:</text:p>
      <text:p text:style-name="P1"/>
      <text:p text:style-name="P1"><text:span text:style-name="T2">Business:</text:span> Official company and business association accounts, </text:p>
      <text:p text:style-name="P1"/>
      <text:p text:style-name="P11"><text:span text:style-name="T2">Business people:</text:span> <text:span text:style-name="T24">I</text:span><text:span text:style-name="T23">ndividual </text:span><text:span text:style-name="T1">users that put their role in corporations </text:span><text:span text:style-name="T18">or</text:span><text:span text:style-name="T1"> as business advisors </text:span><text:span text:style-name="T17">and consultants</text:span><text:span text:style-name="T1"> or </text:span><text:span text:style-name="T18">as</text:span> freelance<text:span text:style-name="T21">r</text:span>/self-employed<text:span text:style-name="T1"> center in their description, </text:span><text:span text:style-name="T22">owners of businesses, including farm owners</text:span></text:p>
      <text:p text:style-name="P1"/>
      <text:p text:style-name="P4"><text:span text:style-name="T3">Journalism/</text:span><text:span text:style-name="T4">communications</text:span><text:span text:style-name="T3">:</text:span><text:span text:style-name="T1"> News portals, </text:span><text:span text:style-name="T19">blogs,</text:span><text:span text:style-name="T1"> journalists </text:span><text:span text:style-name="T25">and (semi-)professional</text:span><text:span text:style-name="T1"> </text:span><text:span text:style-name="T25">communicators</text:span></text:p>
      <text:p text:style-name="P1"/>
      <text:p text:style-name="P4"><text:span text:style-name="T3">NGO:</text:span><text:span text:style-name="T1"> </text:span><text:span text:style-name="T5">Official</text:span><text:span text:style-name="T1"> NGO </text:span><text:span text:style-name="T14">and charity </text:span><text:span text:style-name="T5">accounts,</text:span><text:span text:style-name="T1"> </text:span><text:span text:style-name="T5">proponents of </text:span><text:span text:style-name="T1">social movements, </text:span><text:span text:style-name="T20">activist networks</text:span></text:p>
      <text:p text:style-name="P1"/>
      <text:p text:style-name="P1"><text:span text:style-name="T2">Other:</text:span> Arts, sports, etc.</text:p>
      <text:p text:style-name="P1"/>
      <text:p text:style-name="P1"><text:span text:style-name="T2">Policy:</text:span> Government <text:span text:style-name="T5">accounts, </text:span>officials, <text:span text:style-name="T5">party </text:span>politicians, <text:span text:style-name="T5">policy advisors, </text:span><text:span text:style-name="T16">national and</text:span><text:span text:style-name="T5"> </text:span><text:span text:style-name="T15">international agencies</text:span></text:p>
      <text:p text:style-name="P1"/>
      <text:p text:style-name="P2">Private: <text:span text:style-name="T6">Users putting their role as private persons center in their description (e.g. father/mother of …, hobbies, etc.)</text:span></text:p>
      <text:p text:style-name="P1"/>
      <text:p text:style-name="P2">Science: <text:span text:style-name="T6">Accounts from science and education institutions </text:span><text:span text:style-name="T8">(universities, scientific institutes, scientific journals)</text:span><text:span text:style-name="T6">, users with professions in science (professors, </text:span><text:span text:style-name="T7">currently doing </text:span><text:span text:style-name="T6">PhDs, etc.)</text:span></text:p>
      <text:p text:style-name="P1"/>
      <text:p text:style-name="P1"><text:span text:style-name="T2">Unclear:</text:span> No description available or no cues in name, username or description about the type of account</text:p>
      <text:p text:style-name="P5"/>
      <text:p text:style-name="P3">Edge cases:</text:p>
      <text:p text:style-name="P7">Proponents of <text:s/><text:span text:style-name="T10">putting the support of certain </text:span>policies <text:span text:style-name="T10">center in their description</text:span> →<text:span text:style-name="T10"> label as private </text:span><text:span text:style-name="T11">if there are no cues for other types</text:span></text:p>
      <text:p text:style-name="P7"/>
      <text:p text:style-name="P9">For analysis:</text:p>
      <text:p text:style-name="P8">- Group unclear and other together</text:p>
      <text:p text:style-name="P8">- Rename journalism to communication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7T13:31:08.666068649</meta:creation-date>
    <dc:date>2023-07-24T15:03:13.737697639</dc:date>
    <meta:editing-duration>PT1H27M42S</meta:editing-duration>
    <meta:editing-cycles>29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200" meta:character-count="1435" meta:non-whitespace-character-count="1248"/>
  </office:meta>
</office:document-meta>
</file>